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transparent"/>
      <style:text-properties fo:color="#000000" style:font-name="標楷體" style:font-name-asian="標楷體" style:font-name-complex="標楷體" style:font-family-generic="script"/>
    </style:style>
    <style:style style:name="ce3" style:family="table-cell" style:parent-style-name="Default" style:data-style-name="N0">
      <style:table-cell-properties fo:border="thin solid #000000" style:vertical-align="middle" fo:wrap-option="wrap" fo:background-color="transparent"/>
      <style:text-properties fo:color="#000000" style:font-name="標楷體" style:font-name-asian="標楷體" style:font-name-complex="標楷體" style:font-family-generic="script"/>
    </style:style>
    <style:style style:name="ce4" style:family="table-cell" style:parent-style-name="Default" style:data-style-name="N0">
      <style:table-cell-properties fo:border="thin solid #000000" style:vertical-align="middle" fo:background-color="transparent"/>
      <style:text-properties fo:color="#000000" style:font-name="標楷體" style:font-name-asian="標楷體" style:font-name-complex="標楷體" fo:font-size="11pt" style:font-size-asian="11pt" style:font-size-complex="11pt" style:font-family-generic="script"/>
    </style:style>
    <style:style style:name="ce5" style:family="table-cell" style:parent-style-name="Default" style:data-style-name="N0">
      <style:table-cell-properties style:vertical-align="middle" fo:wrap-option="wrap"/>
    </style:style>
    <style:style style:name="ce6" style:family="table-cell" style:parent-style-name="Default" style:data-style-name="N0">
      <style:table-cell-properties fo:border="thin solid #000000" fo:background-color="transparent"/>
      <style:text-properties fo:color="#000000" style:font-name="標楷體" style:font-name-asian="標楷體" style:font-name-complex="標楷體" style:font-family-generic="script"/>
    </style:style>
    <style:style style:name="ce7" style:family="table-cell" style:parent-style-name="Default" style:data-style-name="N0">
      <style:table-cell-properties fo:border="thin solid #000000" style:vertical-align="middle" fo:wrap-option="wrap" fo:background-color="transparent"/>
      <style:text-properties fo:color="#000000" style:font-name="標楷體" style:font-name-asian="標楷體" style:font-name-complex="標楷體" style:font-family-generic="script"/>
    </style:style>
    <style:style style:name="ce8" style:family="table-cell" style:parent-style-name="Default" style:data-style-name="N48">
      <style:table-cell-properties fo:border="thin solid #000000" style:vertical-align="middle" fo:wrap-option="wrap" fo:background-color="transparent"/>
      <style:text-properties fo:color="#000000" style:font-name="標楷體" style:font-name-asian="標楷體" style:font-name-complex="標楷體" style:font-family-generic="script"/>
    </style:style>
    <style:style style:name="ce9" style:family="table-cell" style:parent-style-name="Default" style:data-style-name="N0">
      <style:table-cell-properties fo:border="thin solid #000000" style:vertical-align="middle" fo:wrap-option="wrap" fo:background-color="transparent"/>
      <style:text-properties fo:color="#000000" style:font-name="標楷體" style:font-name-asian="標楷體" style:font-name-complex="標楷體" fo:font-size="11pt" style:font-size-asian="11pt" style:font-size-complex="11pt" style:font-family-generic="script"/>
    </style:style>
    <style:style style:name="ce10" style:family="table-cell" style:parent-style-name="Default" style:data-style-name="N0">
      <style:table-cell-properties fo:border="thin solid #000000" style:vertical-align="top" fo:wrap-option="wrap" fo:background-color="transparent"/>
      <style:text-properties fo:color="#000000" style:font-name="標楷體" style:font-name-asian="標楷體" style:font-name-complex="標楷體" style:font-family-generic="script"/>
    </style:style>
    <style:style style:name="T3"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ru1" style:family="ruby">
      <style:ruby-properties style:ruby-align="left"/>
    </style:style>
    <style:style style:name="co1" style:family="table-column">
      <style:table-column-properties fo:break-before="auto" style:column-width="4.89479166666667cm"/>
    </style:style>
    <style:style style:name="co2" style:family="table-column">
      <style:table-column-properties fo:break-before="auto" style:column-width="10.1864583333333cm"/>
    </style:style>
    <style:style style:name="co3" style:family="table-column">
      <style:table-column-properties fo:break-before="auto" style:column-width="2.19604166666667cm"/>
    </style:style>
    <style:style style:name="co4" style:family="table-column">
      <style:table-column-properties fo:break-before="auto" style:column-width="13.3085416666667cm"/>
    </style:style>
    <style:style style:name="co5" style:family="table-column">
      <style:table-column-properties fo:break-before="auto" style:column-width="1.905cm"/>
    </style:style>
    <style:style style:name="ro1" style:family="table-row">
      <style:table-row-properties style:row-height="16.5pt" style:use-optimal-row-height="true" fo:break-before="auto"/>
    </style:style>
    <style:style style:name="ro2" style:family="table-row">
      <style:table-row-properties style:row-height="66pt" style:use-optimal-row-height="true" fo:break-before="auto"/>
    </style:style>
    <style:style style:name="ro3" style:family="table-row">
      <style:table-row-properties style:row-height="115.5pt" style:use-optimal-row-height="true" fo:break-before="auto"/>
    </style:style>
    <style:style style:name="ro4" style:family="table-row">
      <style:table-row-properties style:row-height="82.5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99pt" style:use-optimal-row-height="true" fo:break-before="auto"/>
    </style:style>
    <style:style style:name="ro7" style:family="table-row">
      <style:table-row-properties style:row-height="148.5pt" style:use-optimal-row-height="true" fo:break-before="auto"/>
    </style:style>
    <style:style style:name="ro8" style:family="table-row">
      <style:table-row-properties style:row-height="33pt" style:use-optimal-row-height="true" fo:break-before="auto"/>
    </style:style>
    <style:style style:name="ro9" style:family="table-row">
      <style:table-row-properties style:row-height="49.5pt" style:use-optimal-row-height="true" fo:break-before="auto"/>
    </style:style>
    <style:style style:name="ro10" style:family="table-row">
      <style:table-row-properties style:row-height="47.25pt" style:use-optimal-row-height="true" fo:break-before="auto"/>
    </style:style>
    <style:style style:name="ro11" style:family="table-row">
      <style:table-row-properties style:row-height="108.75pt" style:use-optimal-row-height="false" fo:break-before="auto"/>
    </style:style>
    <style:style style:name="ro12" style:family="table-row">
      <style:table-row-properties style:row-height="78.75pt" style:use-optimal-row-height="false" fo:break-before="auto"/>
    </style:style>
    <style:style style:name="ro13" style:family="table-row">
      <style:table-row-properties style:row-height="181.5pt" style:use-optimal-row-height="true" fo:break-before="auto"/>
    </style:style>
    <style:style style:name="ro14" style:family="table-row">
      <style:table-row-properties style:row-height="96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_8大類自付差額特材新56類功能分類說明" table:style-name="ta1">
        <table:table-column table:style-name="co1" table:default-cell-style-name="ce1"/>
        <table:table-column table:style-name="co2" table:default-cell-style-name="ce1"/>
        <table:table-column table:style-name="co3" table:number-columns-repeated="3" table:default-cell-style-name="ce1"/>
        <table:table-column table:style-name="co4" table:default-cell-style-name="ce5"/>
        <table:table-column table:style-name="co5" table:number-columns-repeated="16378" table:default-cell-style-name="ce1"/>
        <table:table-row table:style-name="ro1">
          <table:table-cell office:value-type="string" table:style-name="ce6">
            <text:p>醫材</text:p>
          </table:table-cell>
          <table:table-cell office:value-type="string" table:style-name="ce6">
            <text:p>功能/材質分類</text:p>
          </table:table-cell>
          <table:table-cell office:value-type="string" table:style-name="ce7">
            <text:p>功能一</text:p>
          </table:table-cell>
          <table:table-cell office:value-type="string" table:style-name="ce7">
            <text:p>功能二</text:p>
          </table:table-cell>
          <table:table-cell office:value-type="string" table:style-name="ce7">
            <text:p>功能三</text:p>
          </table:table-cell>
          <table:table-cell office:value-type="string" table:style-name="ce7">
            <text:p>功能/材質分類說明</text:p>
          </table:table-cell>
          <table:table-cell table:number-columns-repeated="16378"/>
        </table:table-row>
        <table:table-row table:style-name="ro2">
          <table:table-cell office:value-type="string" table:style-name="ce3">
            <text:p>人工水晶體</text:p>
          </table:table-cell>
          <table:table-cell office:value-type="string" table:style-name="ce2">
            <text:p>特殊人工水晶體(單焦點、非球面(含黃片))</text:p>
          </table:table-cell>
          <table:table-cell office:value-type="string" table:style-name="ce3">
            <text:p>單焦點</text:p>
          </table:table-cell>
          <table:table-cell office:value-type="string" table:style-name="ce3">
            <text:p>非球面</text:p>
          </table:table-cell>
          <table:table-cell office:value-type="string" table:style-name="ce3">
            <text:p>無</text:p>
          </table:table-cell>
          <table:table-cell office:value-type="string" table:style-name="ce3">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text:p>
          </table:table-cell>
          <table:table-cell table:number-columns-repeated="16378"/>
        </table:table-row>
        <table:table-row table:style-name="ro3">
          <table:table-cell office:value-type="string" table:style-name="ce3">
            <text:p>人工水晶體</text:p>
          </table:table-cell>
          <table:table-cell office:value-type="string" table:style-name="ce2">
            <text:p>特殊人工水晶體(多焦點-二焦點、非球面(含黃片))</text:p>
          </table:table-cell>
          <table:table-cell office:value-type="string" table:style-name="ce3">
            <text:p>二焦點</text:p>
          </table:table-cell>
          <table:table-cell office:value-type="string" table:style-name="ce3">
            <text:p>非球面</text:p>
          </table:table-cell>
          <table:table-cell office:value-type="string" table:style-name="ce3">
            <text:p>無</text:p>
          </table:table-cell>
          <table:table-cell office:value-type="string" table:style-name="ce3">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text:p>
          </table:table-cell>
          <table:table-cell table:number-columns-repeated="16378"/>
        </table:table-row>
        <table:table-row table:style-name="ro4">
          <table:table-cell office:value-type="string" table:style-name="ce3">
            <text:p>人工水晶體</text:p>
          </table:table-cell>
          <table:table-cell office:value-type="string" table:style-name="ce2">
            <text:p>特殊人工水晶體(單焦點、非球面、散光(含黃片))</text:p>
          </table:table-cell>
          <table:table-cell office:value-type="string" table:style-name="ce3">
            <text:p>單焦點</text:p>
          </table:table-cell>
          <table:table-cell office:value-type="string" table:style-name="ce3">
            <text:p>非球面</text:p>
          </table:table-cell>
          <table:table-cell office:value-type="string" table:style-name="ce3">
            <text:p>散光</text:p>
          </table:table-cell>
          <table:table-cell office:value-type="string" table:style-name="ce3">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矯正角膜的規則性散光，減少病人配戴普通散光眼鏡的需求，提升不戴眼鏡時的視力。</text:p>
          </table:table-cell>
          <table:table-cell table:number-columns-repeated="16378"/>
        </table:table-row>
        <table:table-row table:style-name="ro5">
          <table:table-cell office:value-type="string" table:style-name="ce3">
            <text:p>人工水晶體</text:p>
          </table:table-cell>
          <table:table-cell office:value-type="string" table:style-name="ce2">
            <text:p>特殊人工水晶體(延伸焦距、非球面(含黃片))</text:p>
          </table:table-cell>
          <table:table-cell office:value-type="string" table:style-name="ce3">
            <text:p>延伸焦距</text:p>
          </table:table-cell>
          <table:table-cell office:value-type="string" table:style-name="ce3">
            <text:p>非球面</text:p>
          </table:table-cell>
          <table:table-cell office:value-type="string" table:style-name="ce3">
            <text:p>無</text:p>
          </table:table-cell>
          <table:table-cell office:value-type="string" table:style-name="ce3">
            <text:p>藉由水晶體之光學設計，將焦點延伸，提供有用的遠與中距離視力，增加病人可視範圍，但看近需要低度數老花眼鏡輔助。有效的延伸焦點晶體需符合以下的功能：(1)延伸焦點晶體平均單眼亮光下看遠最佳矯正後中距離視力(於66公分處)要優於單焦點晶體的表現; (2)單眼亮光下看遠最佳矯正後測中距離視力(於66公分處)取中位數至少須達20/32(相當於0.625視力)；(3)延伸焦點晶體平均單眼亮光下看遠最佳矯正視力統計上不應低於單焦點晶體組超過一行視力的範圍。眩光的可能性較單焦點人工水晶體高。</text:p>
          </table:table-cell>
          <table:table-cell table:number-columns-repeated="16378"/>
        </table:table-row>
        <table:table-row table:style-name="ro4">
          <table:table-cell office:value-type="string" table:style-name="ce3">
            <text:p>人工水晶體</text:p>
          </table:table-cell>
          <table:table-cell office:value-type="string" table:style-name="ce2">
            <text:p>特殊人工水晶體(多焦點-三焦點、非球面(含黃片))</text:p>
          </table:table-cell>
          <table:table-cell office:value-type="string" table:style-name="ce3">
            <text:p>三焦點</text:p>
          </table:table-cell>
          <table:table-cell office:value-type="string" table:style-name="ce3">
            <text:p>非球面</text:p>
          </table:table-cell>
          <table:table-cell office:value-type="string" table:style-name="ce3">
            <text:p>無</text:p>
          </table:table-cell>
          <table:table-cell office:value-type="string" table:style-name="ce3">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text:p>
          </table:table-cell>
          <table:table-cell table:number-columns-repeated="16378"/>
        </table:table-row>
        <table:table-row table:style-name="ro5">
          <table:table-cell office:value-type="string" table:style-name="ce3">
            <text:p>人工水晶體</text:p>
          </table:table-cell>
          <table:table-cell office:value-type="string" table:style-name="ce3">
            <text:p>特殊人工水晶體(多焦點-二焦點、非球面、散光(含黃片))</text:p>
          </table:table-cell>
          <table:table-cell office:value-type="string" table:style-name="ce3">
            <text:p>二焦點</text:p>
          </table:table-cell>
          <table:table-cell office:value-type="string" table:style-name="ce3">
            <text:p>非球面</text:p>
          </table:table-cell>
          <table:table-cell office:value-type="string" table:style-name="ce3">
            <text:p>散光</text:p>
          </table:table-cell>
          <table:table-cell office:value-type="string" table:style-name="ce3">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矯正角膜的規則性散光，減少病人配戴普通散光眼鏡的需求，提升不戴眼鏡時的視力。</text:p>
          </table:table-cell>
          <table:table-cell table:number-columns-repeated="16378"/>
        </table:table-row>
        <table:table-row table:style-name="ro6">
          <table:table-cell office:value-type="string" table:style-name="ce3">
            <text:p>人工水晶體</text:p>
          </table:table-cell>
          <table:table-cell office:value-type="string" table:style-name="ce3">
            <text:p>特殊人工水晶體(多焦點-三焦點、非球面、散光(含黃片))</text:p>
          </table:table-cell>
          <table:table-cell office:value-type="string" table:style-name="ce3">
            <text:p>三焦點</text:p>
          </table:table-cell>
          <table:table-cell office:value-type="string" table:style-name="ce3">
            <text:p>非球面</text:p>
          </table:table-cell>
          <table:table-cell office:value-type="string" table:style-name="ce3">
            <text:p>散光</text:p>
          </table:table-cell>
          <table:table-cell office:value-type="string" table:style-name="ce3">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矯正角膜的規則性散光，減少病人配戴普通散光眼鏡的需求，提升不戴眼鏡時的視力。</text:p>
          </table:table-cell>
          <table:table-cell table:number-columns-repeated="16378"/>
        </table:table-row>
        <table:table-row table:style-name="ro7">
          <table:table-cell office:value-type="string" table:style-name="ce3">
            <text:p>人工水晶體</text:p>
          </table:table-cell>
          <table:table-cell office:value-type="string" table:style-name="ce2">
            <text:p>特殊人工水晶體(延伸焦距、非球面、散光(含黃片))</text:p>
          </table:table-cell>
          <table:table-cell office:value-type="string" table:style-name="ce3">
            <text:p>延伸焦距</text:p>
          </table:table-cell>
          <table:table-cell office:value-type="string" table:style-name="ce3">
            <text:p>非球面</text:p>
          </table:table-cell>
          <table:table-cell office:value-type="string" table:style-name="ce3">
            <text:p>散光</text:p>
          </table:table-cell>
          <table:table-cell office:value-type="string" table:style-name="ce3">
            <text:p>藉由水晶體之光學設計，將焦點延伸，提供有用的遠與中距離視力，增加病人可視範圍，但看近需要低度數老花眼鏡輔助。有效的延伸焦點晶體需符合以下的功能：(1)延伸焦點晶體平均單眼亮光下看遠最佳矯正後中距離視力(於66公分處)要優於單焦點晶體的表現; (2)單眼亮光下看遠最佳矯正後測中距離視力(於66公分處)取中位數至少須達20/32(相當於0.625視力)；(3)延伸焦點晶體平均單眼亮光下看遠最佳矯正視力統計上不應低於單焦點晶體組超過一行視力的範圍。眩光的可能性較單焦點人工水晶體高。矯正角膜的規則性散光，減少病人配戴普通散光眼鏡的需求，提升不戴眼鏡時的視力。</text:p>
          </table:table-cell>
          <table:table-cell table:number-columns-repeated="16378"/>
        </table:table-row>
        <table:table-row table:style-name="ro8">
          <table:table-cell office:value-type="string" table:style-name="ce3">
            <text:p>人工髖關節</text:p>
          </table:table-cell>
          <table:table-cell office:value-type="string" table:style-name="ce2">
            <text:p>陶瓷股骨頭</text:p>
          </table:table-cell>
          <table:table-cell office:value-type="string" table:style-name="ce3">
            <text:p>第三代陶瓷股骨頭</text:p>
          </table:table-cell>
          <table:table-cell table:number-columns-repeated="2" table:style-name="ce3"/>
          <table:table-cell office:value-type="string" table:style-name="ce3">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2">
            <text:p>複合物強化陶瓷股骨頭</text:p>
          </table:table-cell>
          <table:table-cell office:value-type="string" table:style-name="ce3">
            <text:p>第四代陶瓷股骨頭</text:p>
          </table:table-cell>
          <table:table-cell table:number-columns-repeated="2" table:style-name="ce3"/>
          <table:table-cell office:value-type="string" table:style-name="ce3">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9">
          <table:table-cell office:value-type="string" table:style-name="ce3">
            <text:p>人工髖關節</text:p>
          </table:table-cell>
          <table:table-cell office:value-type="string" table:style-name="ce3">
            <text:p>陶瓷髖臼杯內襯</text:p>
          </table:table-cell>
          <table:table-cell table:style-name="ce3"/>
          <table:table-cell office:value-type="string" table:style-name="ce3">
            <text:p>第三代陶瓷髖臼杯內襯</text:p>
          </table:table-cell>
          <table:table-cell table:style-name="ce3"/>
          <table:table-cell office:value-type="string" table:style-name="ce3">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2">
            <text:p>複合物強化陶瓷髖臼杯內襯</text:p>
          </table:table-cell>
          <table:table-cell table:style-name="ce3"/>
          <table:table-cell office:value-type="string" table:style-name="ce3">
            <text:p>第四代陶瓷髖臼杯內襯</text:p>
          </table:table-cell>
          <table:table-cell table:style-name="ce3"/>
          <table:table-cell office:value-type="string" table:style-name="ce3">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2">
            <text:p>添加抗氧化劑之超高分子量聚乙烯全髖臼內襯</text:p>
          </table:table-cell>
          <table:table-cell table:style-name="ce3"/>
          <table:table-cell office:value-type="string" table:style-name="ce3">
            <text:p>添加抗氧化劑之超高分子量聚乙烯全髖臼內襯</text:p>
          </table:table-cell>
          <table:table-cell table:style-name="ce3"/>
          <table:table-cell office:value-type="string" table:style-name="ce3">
            <text:p>增加了維他命E以後，依學理可以增強抗氧化功能，可能可以減少磨損。</text:p>
          </table:table-cell>
          <table:table-cell table:number-columns-repeated="16378"/>
        </table:table-row>
        <table:table-row table:style-name="ro4">
          <table:table-cell office:value-type="string" table:style-name="ce3">
            <text:p>人工髖關節</text:p>
          </table:table-cell>
          <table:table-cell office:value-type="string" table:style-name="ce10">
            <text:p>全人工髖關節整組(添加抗氧化劑髖臼內襯+健保給付之髖臼杯、股骨頭、股骨柄)</text:p>
          </table:table-cell>
          <table:table-cell table:style-name="ce10"/>
          <table:table-cell office:value-type="string" table:style-name="ce10">
            <text:p>添加抗氧化劑之超高分子量聚乙烯全髖臼內襯</text:p>
          </table:table-cell>
          <table:table-cell office:value-type="string" table:style-name="ce10">
            <text:p>健保給付之髖臼杯、股骨頭、股骨柄</text:p>
          </table:table-cell>
          <table:table-cell office:value-type="string" table:style-name="ce10">
            <text:p>超高分子量聚乙烯全髖臼內襯增加了維他命E以後，依學理可以增強抗氧化功能，可能可以減少磨損。</text:p>
          </table:table-cell>
          <table:table-cell table:number-columns-repeated="16378"/>
        </table:table-row>
        <table:table-row table:style-name="ro4">
          <table:table-cell office:value-type="string" table:style-name="ce3">
            <text:p>人工髖關節</text:p>
          </table:table-cell>
          <table:table-cell office:value-type="string" table:style-name="ce10">
            <text:p>全人工髖關節整組(添加抗氧化劑髖臼內襯+健保給付之髖臼杯、股骨頭、組合式股骨柄)</text:p>
          </table:table-cell>
          <table:table-cell table:style-name="ce10"/>
          <table:table-cell office:value-type="string" table:style-name="ce10">
            <text:p>添加抗氧化劑之超高分子量聚乙烯全髖臼內襯</text:p>
          </table:table-cell>
          <table:table-cell office:value-type="string" table:style-name="ce10">
            <text:p>健保給付之髖臼杯、股骨頭、組合式股骨柄</text:p>
          </table:table-cell>
          <table:table-cell office:value-type="string" table:style-name="ce10">
            <text:p>超高分子量聚乙烯全髖臼內襯增加了維他命E以後，依學理可以增強抗氧化功能，可能可以減少磨損。</text:p>
          </table:table-cell>
          <table:table-cell table:number-columns-repeated="16378"/>
        </table:table-row>
        <table:table-row table:style-name="ro4">
          <table:table-cell office:value-type="string" table:style-name="ce3">
            <text:p>人工髖關節</text:p>
          </table:table-cell>
          <table:table-cell office:value-type="string" table:style-name="ce10">
            <text:p>全人工髖關節整組(陶瓷股骨頭+健保給付髖臼杯、髖臼杯內襯、股骨柄)</text:p>
          </table:table-cell>
          <table:table-cell office:value-type="string" table:style-name="ce10">
            <text:p>第三代陶瓷股骨頭</text:p>
          </table:table-cell>
          <table:table-cell table:style-name="ce10"/>
          <table:table-cell office:value-type="string" table:style-name="ce10">
            <text:p>健保給付之髖臼杯、髖臼杯內襯、股骨柄</text:p>
          </table:table-cell>
          <table:table-cell office:value-type="string" table:style-name="ce10">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6">
          <table:table-cell office:value-type="string" table:style-name="ce3">
            <text:p>人工髖關節</text:p>
          </table:table-cell>
          <table:table-cell office:value-type="string" table:style-name="ce10">
            <text:p>全人工髖關節整組(陶瓷股骨頭+健保給付髖臼杯、髖臼杯內襯、組合式股骨柄)</text:p>
          </table:table-cell>
          <table:table-cell office:value-type="string" table:style-name="ce10">
            <text:p>第三代陶瓷股骨頭</text:p>
          </table:table-cell>
          <table:table-cell table:style-name="ce10"/>
          <table:table-cell office:value-type="string" table:style-name="ce10">
            <text:p>健保給付之髖臼杯、髖臼杯內襯、組合式股骨柄</text:p>
          </table:table-cell>
          <table:table-cell office:value-type="string" table:style-name="ce10">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10">
            <text:p>全人工髖關節整組(陶瓷股骨頭+陶瓷髖臼杯內襯+健保給付髖臼杯、股骨柄)</text:p>
          </table:table-cell>
          <table:table-cell office:value-type="string" table:style-name="ce10">
            <text:p>第三代陶瓷股骨頭</text:p>
          </table:table-cell>
          <table:table-cell office:value-type="string" table:style-name="ce10">
            <text:p>第三代陶瓷髖臼杯內襯</text:p>
          </table:table-cell>
          <table:table-cell office:value-type="string" table:style-name="ce10">
            <text:p>健保給付之髖臼杯、股骨柄</text:p>
          </table:table-cell>
          <table:table-cell office:value-type="string" table:style-name="ce10">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10">
            <text:p>全人工髖關節整組(陶瓷股骨頭+陶瓷髖臼杯內襯+健保給付髖臼杯、組合式股骨柄)</text:p>
          </table:table-cell>
          <table:table-cell office:value-type="string" table:style-name="ce10">
            <text:p>第三代陶瓷股骨頭</text:p>
          </table:table-cell>
          <table:table-cell office:value-type="string" table:style-name="ce10">
            <text:p>第三代陶瓷髖臼杯內襯</text:p>
          </table:table-cell>
          <table:table-cell office:value-type="string" table:style-name="ce10">
            <text:p>健保給付之髖臼杯、組合式股骨柄</text:p>
          </table:table-cell>
          <table:table-cell office:value-type="string" table:style-name="ce10">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0">
            <text:p>全人工髖關節整組(複合物強化陶瓷股骨頭+健保給付髖臼杯、髖臼杯內襯、股骨柄)</text:p>
          </table:table-cell>
          <table:table-cell office:value-type="string" table:style-name="ce10">
            <text:p>第四代陶瓷股骨頭</text:p>
          </table:table-cell>
          <table:table-cell table:style-name="ce10"/>
          <table:table-cell office:value-type="string" table:style-name="ce10">
            <text:p>健保給付之髖臼杯、髖臼杯內襯、股骨柄</text:p>
          </table:table-cell>
          <table:table-cell office:value-type="string" table:style-name="ce10">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6">
          <table:table-cell office:value-type="string" table:style-name="ce3">
            <text:p>人工髖關節</text:p>
          </table:table-cell>
          <table:table-cell office:value-type="string" table:style-name="ce10">
            <text:p>全人工髖關節整組(複合物強化陶瓷股骨頭+健保給付髖臼杯、髖臼杯內襯、組合式股骨柄)</text:p>
          </table:table-cell>
          <table:table-cell office:value-type="string" table:style-name="ce10">
            <text:p>第四代陶瓷股骨頭</text:p>
          </table:table-cell>
          <table:table-cell table:style-name="ce10"/>
          <table:table-cell office:value-type="string" table:style-name="ce10">
            <text:p>健保給付之髖臼杯、髖臼杯內襯、組合式股骨柄</text:p>
          </table:table-cell>
          <table:table-cell office:value-type="string" table:style-name="ce10">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3">
          <table:table-cell office:value-type="string" table:style-name="ce3">
            <text:p>人工髖關節</text:p>
          </table:table-cell>
          <table:table-cell office:value-type="string" table:style-name="ce10">
            <text:p>全人工髖關節整組(複合物強化陶瓷股骨頭+添加抗氧化劑髖臼內襯+健保給付之髖臼杯、股骨柄)</text:p>
          </table:table-cell>
          <table:table-cell office:value-type="string" table:style-name="ce10">
            <text:p>第四代陶瓷股骨頭</text:p>
          </table:table-cell>
          <table:table-cell office:value-type="string" table:style-name="ce10">
            <text:p>添加抗氧化劑之超高分子量聚乙烯全髖臼內襯</text:p>
          </table:table-cell>
          <table:table-cell office:value-type="string" table:style-name="ce10">
            <text:p>健保給付之髖臼杯、股骨柄</text:p>
          </table:table-cell>
          <table:table-cell office:value-type="string" table:style-name="ce10">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3">
          <table:table-cell office:value-type="string" table:style-name="ce3">
            <text:p>人工髖關節</text:p>
          </table:table-cell>
          <table:table-cell office:value-type="string" table:style-name="ce10">
            <text:p>全人工髖關節整組(複合物強化陶瓷股骨頭+添加抗氧化劑髖臼內襯+健保給付之髖臼杯、組合式股骨柄)</text:p>
          </table:table-cell>
          <table:table-cell office:value-type="string" table:style-name="ce10">
            <text:p>第四代陶瓷股骨頭</text:p>
          </table:table-cell>
          <table:table-cell office:value-type="string" table:style-name="ce10">
            <text:p>添加抗氧化劑之超高分子量聚乙烯全髖臼內襯</text:p>
          </table:table-cell>
          <table:table-cell office:value-type="string" table:style-name="ce10">
            <text:p>健保給付之髖臼杯、組合式股骨柄</text:p>
          </table:table-cell>
          <table:table-cell office:value-type="string" table:style-name="ce10">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2">
          <table:table-cell office:value-type="string" table:style-name="ce3">
            <text:p>人工髖關節</text:p>
          </table:table-cell>
          <table:table-cell office:value-type="string" table:style-name="ce10">
            <text:p>全人工髖關節整組(複合物強化陶瓷股骨頭+複合物強化陶瓷髖臼杯內襯+健保給付髖臼杯、股骨柄)</text:p>
          </table:table-cell>
          <table:table-cell office:value-type="string" table:style-name="ce10">
            <text:p>第四代陶瓷股骨頭</text:p>
          </table:table-cell>
          <table:table-cell office:value-type="string" table:style-name="ce10">
            <text:p>第四代陶瓷髖臼杯內襯</text:p>
          </table:table-cell>
          <table:table-cell office:value-type="string" table:style-name="ce10">
            <text:p>健保給付之髖臼杯、股骨柄</text:p>
          </table:table-cell>
          <table:table-cell office:value-type="string" table:style-name="ce10">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10">
            <text:p>全人工髖關節整組(複合物強化陶瓷股骨頭+複合物強化陶瓷髖臼杯內襯+健保給付髖臼杯、組合式股骨柄)</text:p>
          </table:table-cell>
          <table:table-cell office:value-type="string" table:style-name="ce10">
            <text:p>第四代陶瓷股骨頭</text:p>
          </table:table-cell>
          <table:table-cell office:value-type="string" table:style-name="ce10">
            <text:p>第四代陶瓷髖臼杯內襯</text:p>
          </table:table-cell>
          <table:table-cell office:value-type="string" table:style-name="ce10">
            <text:p>健保給付之髖臼杯、組合式股骨柄</text:p>
          </table:table-cell>
          <table:table-cell office:value-type="string" table:style-name="ce10">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3">
          <table:table-cell office:value-type="string" table:style-name="ce3">
            <text:p>人工髖關節</text:p>
          </table:table-cell>
          <table:table-cell office:value-type="string" table:style-name="ce10">
            <text:p>重建型人工髖關節整組(骨頭缺損達第二度以上)(陶瓷股骨頭+健保給付髖臼杯、髖臼杯內襯、組合式重建型股骨柄)</text:p>
          </table:table-cell>
          <table:table-cell office:value-type="string" table:style-name="ce10">
            <text:p>第三代陶瓷股骨頭</text:p>
          </table:table-cell>
          <table:table-cell table:style-name="ce10"/>
          <table:table-cell office:value-type="string" table:style-name="ce10">
            <text:p>健保給付之髖臼杯、髖臼杯內襯、組合式重建型股骨柄</text:p>
          </table:table-cell>
          <table:table-cell office:value-type="string" table:style-name="ce10">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0">
            <text:p>重建型人工髖關節整組(骨頭缺損達第二度以上)(陶瓷股骨頭+陶瓷髖臼杯內襯+健保給付髖臼杯、組合式重建型股骨柄)</text:p>
          </table:table-cell>
          <table:table-cell office:value-type="string" table:style-name="ce10">
            <text:p>第三代陶瓷股骨頭</text:p>
          </table:table-cell>
          <table:table-cell office:value-type="string" table:style-name="ce10">
            <text:p>第三代陶瓷髖臼杯內襯</text:p>
          </table:table-cell>
          <table:table-cell office:value-type="string" table:style-name="ce10">
            <text:p>健保給付之髖臼杯、組合式重建型股骨柄</text:p>
          </table:table-cell>
          <table:table-cell office:value-type="string" table:style-name="ce10">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0">
            <text:p>重建型人工髖關節整組(骨頭缺損達第二度以上)(複合物強化陶瓷股骨頭+複合物強化陶瓷髖臼杯內襯+健保給付髖臼杯、組合式重建型股骨柄)</text:p>
          </table:table-cell>
          <table:table-cell office:value-type="string" table:style-name="ce10">
            <text:p>第四代陶瓷股骨頭</text:p>
          </table:table-cell>
          <table:table-cell office:value-type="string" table:style-name="ce10">
            <text:p>第四代陶瓷髖臼杯內襯</text:p>
          </table:table-cell>
          <table:table-cell office:value-type="string" table:style-name="ce10">
            <text:p>健保給付之髖臼杯、組合式重建型股骨柄</text:p>
          </table:table-cell>
          <table:table-cell office:value-type="string" table:style-name="ce10">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0">
            <text:p>重建型人工髖關節整組(添加抗氧化劑髖臼內襯+健保給付、髖臼杯、股骨頭、重建型股骨柄)</text:p>
          </table:table-cell>
          <table:table-cell table:style-name="ce10"/>
          <table:table-cell office:value-type="string" table:style-name="ce10">
            <text:p>添加抗氧化劑之超高分子量聚乙烯全髖臼內襯</text:p>
          </table:table-cell>
          <table:table-cell office:value-type="string" table:style-name="ce10">
            <text:p>健保給付之髖臼杯、股骨頭、重建型股骨柄</text:p>
          </table:table-cell>
          <table:table-cell office:value-type="string" table:style-name="ce10">
            <text:p>超高分子量聚乙烯全髖臼內襯增加了維他命E以後，依學理可以增強抗氧化功能，可能可以減少磨損。</text:p>
          </table:table-cell>
          <table:table-cell table:number-columns-repeated="16378"/>
        </table:table-row>
        <table:table-row table:style-name="ro6">
          <table:table-cell office:value-type="string" table:style-name="ce3">
            <text:p>人工髖關節</text:p>
          </table:table-cell>
          <table:table-cell office:value-type="string" table:style-name="ce10">
            <text:p>重建型人工髖關節整組(陶瓷股骨頭+健保給付髖臼杯、髖臼杯內襯、重建型股骨柄)</text:p>
          </table:table-cell>
          <table:table-cell office:value-type="string" table:style-name="ce10">
            <text:p>第三代陶瓷股骨頭</text:p>
          </table:table-cell>
          <table:table-cell table:style-name="ce10"/>
          <table:table-cell office:value-type="string" table:style-name="ce10">
            <text:p>健保給付之髖臼杯、髖臼杯內襯、重建型股骨柄</text:p>
          </table:table-cell>
          <table:table-cell office:value-type="string" table:style-name="ce10">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10">
            <text:p>重建型人工髖關節整組(陶瓷股骨頭+陶瓷髖臼杯內襯+健保給付髖臼杯、重建型股骨柄)</text:p>
          </table:table-cell>
          <table:table-cell office:value-type="string" table:style-name="ce10">
            <text:p>第三代陶瓷股骨頭</text:p>
          </table:table-cell>
          <table:table-cell office:value-type="string" table:style-name="ce10">
            <text:p>第三代陶瓷髖臼杯內襯</text:p>
          </table:table-cell>
          <table:table-cell office:value-type="string" table:style-name="ce10">
            <text:p>健保給付之髖臼杯、重建型股骨柄</text:p>
          </table:table-cell>
          <table:table-cell office:value-type="string" table:style-name="ce10">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6">
          <table:table-cell office:value-type="string" table:style-name="ce3">
            <text:p>人工髖關節</text:p>
          </table:table-cell>
          <table:table-cell office:value-type="string" table:style-name="ce10">
            <text:p>重建型人工髖關節整組(複合物強化陶瓷股骨頭+健保給付髖臼杯、髖臼杯內襯、重建型股骨柄)</text:p>
          </table:table-cell>
          <table:table-cell office:value-type="string" table:style-name="ce10">
            <text:p>第四代陶瓷股骨頭</text:p>
          </table:table-cell>
          <table:table-cell table:style-name="ce10"/>
          <table:table-cell office:value-type="string" table:style-name="ce10">
            <text:p>健保給付之髖臼杯、髖臼杯內襯、重建型股骨柄</text:p>
          </table:table-cell>
          <table:table-cell office:value-type="string" table:style-name="ce10">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3">
          <table:table-cell office:value-type="string" table:style-name="ce3">
            <text:p>人工髖關節</text:p>
          </table:table-cell>
          <table:table-cell office:value-type="string" table:style-name="ce10">
            <text:p>重建型人工髖關節整組(複合物強化陶瓷股骨頭+添加抗氧化劑髖臼內襯+健保給付髖臼杯、重建型股骨柄)</text:p>
          </table:table-cell>
          <table:table-cell office:value-type="string" table:style-name="ce10">
            <text:p>第四代陶瓷股骨頭</text:p>
          </table:table-cell>
          <table:table-cell office:value-type="string" table:style-name="ce10">
            <text:p>添加抗氧化劑之超高分子量聚乙烯全髖臼內襯</text:p>
          </table:table-cell>
          <table:table-cell office:value-type="string" table:style-name="ce10">
            <text:p>健保給付之髖臼杯、重建型股骨柄</text:p>
          </table:table-cell>
          <table:table-cell office:value-type="string" table:style-name="ce10">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2">
          <table:table-cell office:value-type="string" table:style-name="ce3">
            <text:p>人工髖關節</text:p>
          </table:table-cell>
          <table:table-cell office:value-type="string" table:style-name="ce10">
            <text:p>重建型人工髖關節整組(複合物強化陶瓷股骨頭+複合物強化陶瓷髖臼杯內襯+健保給付髖臼杯、重建型股骨柄)</text:p>
          </table:table-cell>
          <table:table-cell office:value-type="string" table:style-name="ce10">
            <text:p>第四代陶瓷股骨頭</text:p>
          </table:table-cell>
          <table:table-cell office:value-type="string" table:style-name="ce10">
            <text:p>第四代陶瓷髖臼杯內襯</text:p>
          </table:table-cell>
          <table:table-cell office:value-type="string" table:style-name="ce10">
            <text:p>健保給付之髖臼杯、重建型股骨柄</text:p>
          </table:table-cell>
          <table:table-cell office:value-type="string" table:style-name="ce10">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0">
            <text:p>雙極式人工髖關節整組(陶瓷股骨頭+健保給付髖臼杯、髖臼杯內襯、股骨柄)</text:p>
          </table:table-cell>
          <table:table-cell office:value-type="string" table:style-name="ce10">
            <text:p>第三代陶瓷股骨頭</text:p>
          </table:table-cell>
          <table:table-cell table:style-name="ce10"/>
          <table:table-cell office:value-type="string" table:style-name="ce10">
            <text:p>健保給付髖臼杯、髖臼杯內襯、股骨柄</text:p>
          </table:table-cell>
          <table:table-cell office:value-type="string" table:style-name="ce10">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0">
            <text:p>雙極式人工髖關節整組(陶瓷股骨頭+健保給付髖臼杯、髖臼杯內襯、組合式股骨柄)</text:p>
          </table:table-cell>
          <table:table-cell office:value-type="string" table:style-name="ce10">
            <text:p>第三代陶瓷股骨頭</text:p>
          </table:table-cell>
          <table:table-cell table:style-name="ce10"/>
          <table:table-cell office:value-type="string" table:style-name="ce10">
            <text:p>健保給付髖臼杯、髖臼杯內襯、組合式股骨柄</text:p>
          </table:table-cell>
          <table:table-cell office:value-type="string" table:style-name="ce10">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0">
            <text:p>雙極式人工髖關節整組(複合物強化陶瓷股骨頭+健保給付髖臼杯、髖臼杯內襯、股骨柄)</text:p>
          </table:table-cell>
          <table:table-cell office:value-type="string" table:style-name="ce10">
            <text:p>第四代陶瓷股骨頭</text:p>
          </table:table-cell>
          <table:table-cell table:style-name="ce10"/>
          <table:table-cell office:value-type="string" table:style-name="ce10">
            <text:p>健保給付髖臼杯、髖臼杯內襯、股骨柄</text:p>
          </table:table-cell>
          <table:table-cell office:value-type="string" table:style-name="ce10">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0">
            <text:p>雙極式人工髖關節整組(複合物強化陶瓷股骨頭+健保給付髖臼杯、髖臼杯內襯、組合式股骨柄)</text:p>
          </table:table-cell>
          <table:table-cell office:value-type="string" table:style-name="ce10">
            <text:p>第四代陶瓷股骨頭</text:p>
          </table:table-cell>
          <table:table-cell table:style-name="ce10"/>
          <table:table-cell office:value-type="string" table:style-name="ce10">
            <text:p>健保給付髖臼杯、髖臼杯內襯、組合式股骨柄</text:p>
          </table:table-cell>
          <table:table-cell office:value-type="string" table:style-name="ce10">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6">
          <table:table-cell office:value-type="string" table:style-name="ce3">
            <text:p>調控式腦室腹腔引流系統</text:p>
          </table:table-cell>
          <table:table-cell office:value-type="string" table:style-name="ce3">
            <text:p>調控式腦室腹腔引流系統-可調式壓力閥(不具抗虹吸功能)</text:p>
          </table:table-cell>
          <table:table-cell office:value-type="string" table:style-name="ce8">
            <text:p>可調式壓力閥型</text:p>
          </table:table-cell>
          <table:table-cell office:value-type="string" table:style-name="ce3">
            <text:p>無</text:p>
          </table:table-cell>
          <table:table-cell office:value-type="string" table:style-name="ce3">
            <text:p>無</text:p>
          </table:table-cell>
          <table:table-cell office:value-type="string" table:style-name="ce3">
            <text:p>可以從體外調整設定值，但會受到外來的高磁場影響，例如磁振照影掃描和微波爐，因此需照X光並調整設定。有多段不同的壓力設定，術後如果發生引流過多或太少，只需程式設定器從體外調整,設定新的壓力，不需再次手術。優點:廣為北美醫師採用,根據患者狀況從體外調整腦脊髓液排出的量。缺點:會受到磁場干擾、強力磁石、磁振造影等擾亂設定值，每次調整設定值後可能需要照X光。</text:p>
          </table:table-cell>
          <table:table-cell table:number-columns-repeated="16378"/>
        </table:table-row>
        <table:table-row table:style-name="ro4">
          <table:table-cell office:value-type="string" table:style-name="ce3">
            <text:p>調控式腦室腹腔引流系統</text:p>
          </table:table-cell>
          <table:table-cell office:value-type="string" table:style-name="ce3">
            <text:p>調控式腦室腹腔引流系統-可調式壓力閥(具抗虹吸功能)</text:p>
          </table:table-cell>
          <table:table-cell office:value-type="string" table:style-name="ce8">
            <text:p>可調式壓力閥型</text:p>
          </table:table-cell>
          <table:table-cell office:value-type="string" table:style-name="ce8">
            <text:p>抗虹吸功能</text:p>
          </table:table-cell>
          <table:table-cell office:value-type="string" table:style-name="ce3">
            <text:p>無</text:p>
          </table:table-cell>
          <table:table-cell office:value-type="string" table:style-name="ce3">
            <text:p>可以從體外調整設定值。裝有引流管的患者因姿勢改變時重力作用，造成遠端和近端管線的壓力差，以致突然引流大量腦脊髓液，站立或坐太久的病患，可能發生過度引流，嚴重時可能造成腦室坍塌。抗虹吸裝置可在病患姿勢改變造成腦脊髓液突然增加時，會調整活門減緩引流速度，對抗因重力引起虹吸現象，使患者維持正常腦壓，避免過度引流。</text:p>
          </table:table-cell>
          <table:table-cell table:number-columns-repeated="16378"/>
        </table:table-row>
        <table:table-row table:style-name="ro2">
          <table:table-cell office:value-type="string" table:style-name="ce3">
            <text:p>調控式腦室腹腔引流系統</text:p>
          </table:table-cell>
          <table:table-cell office:value-type="string" table:style-name="ce3">
            <text:p>調控式腦室腹腔引流系統-可調式壓力閥(附加體位式重力閥門)</text:p>
          </table:table-cell>
          <table:table-cell office:value-type="string" table:style-name="ce8">
            <text:p>可調式壓力閥型</text:p>
          </table:table-cell>
          <table:table-cell office:value-type="string" table:style-name="ce8">
            <text:p>無</text:p>
          </table:table-cell>
          <table:table-cell office:value-type="string" table:style-name="ce8">
            <text:p>體位式重力閥門</text:p>
          </table:table-cell>
          <table:table-cell office:value-type="string" table:style-name="ce3">
            <text:p>此引流系統包含1.可調式閥門與抗重力閥門，閥門為鈦合金材質。2.可直接由體外調整壓力設定值。3.不受磁性環境影響，執行核磁共振攝影後不需再做調整。4.可調式閥門可調整閥門範圍0-20cmH2O，最小級距為1cmH2O，共21段。</text:p>
          </table:table-cell>
          <table:table-cell table:number-columns-repeated="16378"/>
        </table:table-row>
        <table:table-row table:style-name="ro4">
          <table:table-cell office:value-type="string" table:style-name="ce3">
            <text:p>調控式腦室腹腔引流系統</text:p>
          </table:table-cell>
          <table:table-cell office:value-type="string" table:style-name="ce2">
            <text:p>調控式腦室腹腔引流系統-流速控制型</text:p>
          </table:table-cell>
          <table:table-cell office:value-type="string" table:style-name="ce8">
            <text:p>流速控制型</text:p>
          </table:table-cell>
          <table:table-cell office:value-type="string" table:style-name="ce8">
            <text:p>無</text:p>
          </table:table-cell>
          <table:table-cell office:value-type="string" table:style-name="ce8">
            <text:p>無</text:p>
          </table:table-cell>
          <table:table-cell office:value-type="string" table:style-name="ce3">
            <text:p>此引流系統以流速的物理原理，自動調節顱內腦脊髓液壓力及流速流量，使病人保待正常的顱內壓力。全自動流速流量控制，有效避免腦脊髓液引流出過多或過少。紅寶石動力活塞設計，持續性引流可避免阻塞情況發生。 引流速率與人體生理生成腦髓脊液速率相近。優點:自動調整流速，不需額外設備，也不需要照x光。</text:p>
          </table:table-cell>
          <table:table-cell table:number-columns-repeated="16378"/>
        </table:table-row>
        <table:table-row table:style-name="ro2">
          <table:table-cell office:value-type="string" table:style-name="ce3">
            <text:p>治療複雜性心臟不整脈消融導管</text:p>
          </table:table-cell>
          <table:table-cell office:value-type="string" table:style-name="ce3">
            <text:p>具壓力感應功能之立體定位(3D)灌注冷卻式診斷電燒紀錄導管(需搭配定位裝置)</text:p>
          </table:table-cell>
          <table:table-cell office:value-type="string" table:style-name="ce3">
            <text:p>單點熱燒融</text:p>
          </table:table-cell>
          <table:table-cell table:number-columns-repeated="2" table:style-name="ce3"/>
          <table:table-cell office:value-type="string" table:style-name="ce3">
            <text:p>1. 可以配合3D系統精準定位的導管。2. 以熱破壞的方式去除不正常放電的病灶，或以點連成線的方式達成隔離病灶的目的。3. 含水流灌注降溫系統，增加病灶治療的成功率。4. 導管末端含壓力檢測功能，可提高電燒成功率及安全性。</text:p>
          </table:table-cell>
          <table:table-cell table:number-columns-repeated="16378"/>
        </table:table-row>
        <table:table-row table:style-name="ro9">
          <table:table-cell office:value-type="string" table:style-name="ce3">
            <text:p>治療複雜性心臟不整脈消融導管</text:p>
          </table:table-cell>
          <table:table-cell office:value-type="string" table:style-name="ce2">
            <text:p>治療心房顫動之冷凍消融導管</text:p>
          </table:table-cell>
          <table:table-cell office:value-type="string" table:style-name="ce3">
            <text:p>環形冷凍消融</text:p>
          </table:table-cell>
          <table:table-cell table:number-columns-repeated="2" table:style-name="ce3"/>
          <table:table-cell office:value-type="string" table:style-name="ce3">
            <text:p>將球型導管以X光透視或心臟內超音波引導，將冷卻劑以高壓方式注入氣球導管前端，配合顯影劑照射，以環形冷凍消融方式完成肺靜脈隔離，回復正常心跳。</text:p>
          </table:table-cell>
          <table:table-cell table:number-columns-repeated="16378"/>
        </table:table-row>
        <table:table-row table:style-name="ro10">
          <table:table-cell office:value-type="string" table:style-name="ce3">
            <text:p>治療淺股動脈狹窄之塗藥裝置</text:p>
          </table:table-cell>
          <table:table-cell office:value-type="string" table:style-name="ce4">
            <text:p>塗藥淺股動脈支架及支架傳輸裝置-支架長20:140mm</text:p>
          </table:table-cell>
          <table:table-cell office:value-type="string" table:style-name="ce9">
            <text:p>塗藥支架-支架長20:140mm</text:p>
          </table:table-cell>
          <table:table-cell table:number-columns-repeated="2" table:style-name="ce3"/>
          <table:table-cell office:value-type="string" table:style-name="ce3">
            <text:p>淺股動脈裸金屬支架的表層，塗上可抑制細胞增生之藥物，可以減少裸金屬支架治療後的支架內再狹窄的發生。</text:p>
          </table:table-cell>
          <table:table-cell table:number-columns-repeated="16378"/>
        </table:table-row>
        <table:table-row table:style-name="ro10">
          <table:table-cell office:value-type="string" table:style-name="ce3">
            <text:p>治療淺股動脈狹窄之塗藥裝置</text:p>
          </table:table-cell>
          <table:table-cell office:value-type="string" table:style-name="ce4">
            <text:p>塗藥淺股動脈支架及支架傳輸裝置-支架長&gt;=141mm</text:p>
          </table:table-cell>
          <table:table-cell office:value-type="string" table:style-name="ce9">
            <text:p>塗藥支架-支架長&gt;=141mm</text:p>
          </table:table-cell>
          <table:table-cell table:number-columns-repeated="2" table:style-name="ce3"/>
          <table:table-cell office:value-type="string" table:style-name="ce3">
            <text:p>較長(&gt;140mm)的淺股動脈塗藥支架，用以治療較長的血管病灶。</text:p>
          </table:table-cell>
          <table:table-cell table:number-columns-repeated="16378"/>
        </table:table-row>
        <table:table-row table:style-name="ro8">
          <table:table-cell office:value-type="string" table:style-name="ce3">
            <text:p>治療淺股動脈狹窄之塗藥裝置</text:p>
          </table:table-cell>
          <table:table-cell office:value-type="string" table:style-name="ce4">
            <text:p>塗藥淺股動脈氣球導管-直徑≧4.0mm</text:p>
          </table:table-cell>
          <table:table-cell office:value-type="string" table:style-name="ce9">
            <text:p>塗藥氣球導管</text:p>
          </table:table-cell>
          <table:table-cell table:number-columns-repeated="2" table:style-name="ce3"/>
          <table:table-cell office:value-type="string" table:style-name="ce3">
            <text:p>氣球導管表層塗上可抑制細胞增生之藥物，可以減少氣球導管治療後再狹窄的發生。</text:p>
          </table:table-cell>
          <table:table-cell table:number-columns-repeated="16378"/>
        </table:table-row>
        <table:table-row table:style-name="ro11">
          <table:table-cell office:value-type="string" table:style-name="ce3">
            <text:p>生物組織心臟瓣膜</text:p>
          </table:table-cell>
          <table:table-cell office:value-type="string" table:style-name="ce2">
            <text:p>豬心根部材質瓣膜</text:p>
          </table:table-cell>
          <table:table-cell office:value-type="string" table:style-name="ce3">
            <text:p>豬心根部材質瓣膜</text:p>
          </table:table-cell>
          <table:table-cell table:number-columns-repeated="2" table:style-name="ce3"/>
          <table:table-cell office:value-type="string" table:style-name="ce3">
            <text:p>1、此類瓣膜有主動脈瓣膜與二尖瓣膜型號，可用以治療主動脈瓣膜或是二尖瓣膜疾病。2、天然豬心瓣膜，瓣膜葉片較為柔軟，在低壓力差之房室間表現佳。3、經第四代抗鈣化處理，較傳統豬心瓣膜耐用，具不易撕裂與韌性佳的特性。4、新一代豬心瓣膜支架經改良後，較不佔空間。5、可適用主動脈瓣膜較小之病患。</text:p>
          </table:table-cell>
          <table:table-cell table:number-columns-repeated="16378"/>
        </table:table-row>
        <table:table-row table:style-name="ro9">
          <table:table-cell office:value-type="string" table:style-name="ce3">
            <text:p>生物組織心臟瓣膜</text:p>
          </table:table-cell>
          <table:table-cell office:value-type="string" table:style-name="ce2">
            <text:p>牛心+豬心材質瓣膜</text:p>
          </table:table-cell>
          <table:table-cell office:value-type="string" table:style-name="ce3">
            <text:p>牛心+豬心材質瓣膜</text:p>
          </table:table-cell>
          <table:table-cell table:number-columns-repeated="2" table:style-name="ce3"/>
          <table:table-cell office:value-type="string" table:style-name="ce3">
            <text:p>1、此類瓣膜僅有主動脈瓣膜型號，用以治療主動脈瓣膜疾病。2、牛心包膜材質具不易撕裂與韌性佳的特性，而豬心包膜包覆支架則可降低瓣膜與支架間的磨損。</text:p>
          </table:table-cell>
          <table:table-cell table:number-columns-repeated="16378"/>
        </table:table-row>
        <table:table-row table:style-name="ro9">
          <table:table-cell office:value-type="string" table:style-name="ce3">
            <text:p>生物組織心臟瓣膜</text:p>
          </table:table-cell>
          <table:table-cell office:value-type="string" table:style-name="ce2">
            <text:p>牛心材質瓣膜</text:p>
          </table:table-cell>
          <table:table-cell office:value-type="string" table:style-name="ce3">
            <text:p>牛心材質瓣膜</text:p>
          </table:table-cell>
          <table:table-cell table:number-columns-repeated="2" table:style-name="ce3"/>
          <table:table-cell office:value-type="string" table:style-name="ce3">
            <text:p>1、此類瓣膜有主動脈瓣膜與二尖瓣膜型號，可用以治療主動脈瓣膜或是二尖瓣膜疾病。2、牛心包膜具不易撕裂與韌性佳的特性。3、此瓣膜開口面積較傳統豬心瓣膜理想。</text:p>
          </table:table-cell>
          <table:table-cell table:number-columns-repeated="16378"/>
        </table:table-row>
        <table:table-row table:style-name="ro12">
          <table:table-cell office:value-type="string" table:style-name="ce3">
            <text:p>生物組織心臟瓣膜</text:p>
          </table:table-cell>
          <table:table-cell office:value-type="string" table:style-name="ce2">
            <text:p>生物組織心臟瓣膜(整組)-無縫線</text:p>
          </table:table-cell>
          <table:table-cell office:value-type="string" table:style-name="ce3">
            <text:p>牛心材質瓣膜-不須縫線即固定瓣膜</text:p>
          </table:table-cell>
          <table:table-cell table:number-columns-repeated="2" table:style-name="ce3"/>
          <table:table-cell office:value-type="string" table:style-name="ce3">
            <text:p>1、此類瓣膜僅有主動脈瓣膜型號，用以治療主動脈瓣膜疾病。2、牛心包膜具不易撕裂與韌性佳的特性。3、此瓣膜開口面積較傳統豬心瓣膜理想。4、此類瓣膜固定方式為自動張開之支架環，不需使用傳統多針縫合，可減少開心手術時心臟的缺血時間。</text:p>
          </table:table-cell>
          <table:table-cell table:number-columns-repeated="16378"/>
        </table:table-row>
        <table:table-row table:style-name="ro9">
          <table:table-cell office:value-type="string" table:style-name="ce3">
            <text:p>人工心律調節器</text:p>
          </table:table-cell>
          <table:table-cell office:value-type="string" table:style-name="ce2">
            <text:p>雙腔型人工心律調節器(DDDR+MRI+運動調節功能)</text:p>
          </table:table-cell>
          <table:table-cell office:value-type="string" table:style-name="ce3">
            <text:p>DDDR+MRI+運動調節功能</text:p>
          </table:table-cell>
          <table:table-cell office:value-type="string" table:style-name="ce3">
            <text:p>無</text:p>
          </table:table-cell>
          <table:table-cell table:style-name="ce3"/>
          <table:table-cell office:value-type="string" table:style-name="ce3">
            <text:p>病患在進入核磁共振(MRI)檢查室之前，需經手動開啟磁場安全模式，待完成核磁共振檢查後，再手動關閉磁場安全模式，回歸節律器正常運作。</text:p>
          </table:table-cell>
          <table:table-cell table:number-columns-repeated="16378"/>
        </table:table-row>
        <table:table-row table:style-name="ro13">
          <table:table-cell office:value-type="string" table:style-name="ce3">
            <text:p>人工心律調節器</text:p>
          </table:table-cell>
          <table:table-cell office:value-type="string" table:style-name="ce3">
            <text:p>雙腔型人工心律調節器(DDDR+MRI+運動調節功能+其他臨床助益特殊功能)</text:p>
          </table:table-cell>
          <table:table-cell office:value-type="string" table:style-name="ce3">
            <text:p>DDDR+MRI+運動調節功能</text:p>
          </table:table-cell>
          <table:table-cell office:value-type="string" table:style-name="ce3">
            <text:p>其他臨床助益特殊功能</text:p>
          </table:table-cell>
          <table:table-cell table:style-name="ce3"/>
          <table:table-cell office:value-type="string" table:style-name="ce3">
            <text:p>病患在進入核磁共振(MRI)檢查室之前，需經手動開啟磁場安全模式，待完成核磁共振檢查後，再手動關閉磁場安全模式，回歸節律器正常運作。</text:p>
            <text:p>包含下列任一項特殊功能:</text:p>
            <text:p>1. 心臟衰竭病患適用之胸腔積水電阻監測功能(intrathorasic impedance)，用以監測肺水腫。</text:p>
            <text:p>2. 心房頻脈或顫動病患適用，可顯示長時間發作頻率的趨勢變化及減少心房顫動發作機率 (AF reduction)。</text:p>
            <text:p>3. 特殊速度調節機制: 同步自律神經系統變化來調控心律，如閉環刺激 (Closed Loop Stimulation，CLS)，適用於無行動能力、迷走神經性昏厥、心房頻脈等病患。</text:p>
          </table:table-cell>
          <table:table-cell table:number-columns-repeated="16378"/>
        </table:table-row>
        <table:table-row table:style-name="ro9">
          <table:table-cell office:value-type="string" table:style-name="ce3">
            <text:p>冠狀動脈塗藥支架</text:p>
          </table:table-cell>
          <table:table-cell office:value-type="string" table:style-name="ce3">
            <text:p>冠狀動脈塗藥支架</text:p>
          </table:table-cell>
          <table:table-cell office:value-type="string" table:style-name="ce3">
            <text:p>塗藥</text:p>
          </table:table-cell>
          <table:table-cell office:value-type="string" table:style-name="ce3">
            <text:p>無</text:p>
          </table:table-cell>
          <table:table-cell office:value-type="string" table:style-name="ce3">
            <text:p>無</text:p>
          </table:table-cell>
          <table:table-cell office:value-type="string" table:style-name="ce10">
            <text:p>1.支架的金屬材質表面有藥物塗層，能使一年後之支架再狹窄率&lt;5%</text:p>
            <text:p>2.雙抗血小板藥物建議服用六個月（急性冠心症則建議延長至12個月）</text:p>
            <text:p>3.支架長度&lt;45mm</text:p>
          </table:table-cell>
          <table:table-cell table:number-columns-repeated="16378"/>
        </table:table-row>
        <table:table-row table:style-name="ro14">
          <table:table-cell office:value-type="string" table:style-name="ce3">
            <text:p>冠狀動脈塗藥支架</text:p>
          </table:table-cell>
          <table:table-cell office:value-type="string" table:style-name="ce3">
            <text:p>冠狀動脈塗藥支架(雙抗血小板藥物3個月以下)</text:p>
          </table:table-cell>
          <table:table-cell office:value-type="string" table:style-name="ce3">
            <text:p>塗藥</text:p>
          </table:table-cell>
          <table:table-cell office:value-type="string" table:style-name="ce3">
            <text:p>可使用雙抗血小板藥物少於3個月以下</text:p>
          </table:table-cell>
          <table:table-cell office:value-type="string" table:style-name="ce3">
            <text:p>無</text:p>
          </table:table-cell>
          <table:table-cell office:value-type="string" table:style-name="ce10">
            <text:p>1.金屬材質表面有藥物塗層，能使一年後之支架再狹窄率&lt;5%</text:p>
            <text:p>2.雙抗血小板藥物因病情需要而縮短雙抗血小板藥物療程至1～3個月，不會增加支架內血栓風險。（急性冠心症則建議延長至6~12個月）</text:p>
          </table:table-cell>
          <table:table-cell table:number-columns-repeated="16378"/>
        </table:table-row>
        <table:table-row table:style-name="ro4">
          <table:table-cell office:value-type="string" table:style-name="ce3">
            <text:p>冠狀動脈塗藥支架</text:p>
          </table:table-cell>
          <table:table-cell office:value-type="string" table:style-name="ce3">
            <text:p>冠狀動脈塗藥支架(支架長度&gt;=45mm)</text:p>
          </table:table-cell>
          <table:table-cell office:value-type="string" table:style-name="ce3">
            <text:p>塗藥</text:p>
          </table:table-cell>
          <table:table-cell office:value-type="string" table:style-name="ce3">
            <text:p>無</text:p>
          </table:table-cell>
          <table:table-cell office:value-type="string" table:style-name="ce3">
            <text:p>支架長度&gt;=45mm</text:p>
          </table:table-cell>
          <table:table-cell office:value-type="string" table:style-name="ce10">
            <text:p>1.金屬材質表面有藥物塗層，能使一年後之支架再狹窄率&lt;5%</text:p>
            <text:p>2.雙抗血小板藥物建議服用六個月 （急性冠心症則建議延長至12個月）</text:p>
            <text:p>3.支架長度&gt;=45mm，針對較長的血管病灶，可能減少冠狀動脈單一病灶使用支架的數目。</text:p>
          </table:table-cell>
          <table:table-cell table:number-columns-repeated="16378"/>
        </table:table-row>
        <table:table-row table:number-rows-repeated="7" table:style-name="ro1">
          <table:table-cell table:number-columns-repeated="16384" table:style-name="ce1"/>
        </table:table-row>
        <table:table-row table:number-rows-repeated="157" table:style-name="ro1">
          <table:table-cell table:number-columns-repeated="5"/>
          <table:table-cell table:number-columns-repeated="16379" table:style-name="ce1"/>
        </table:table-row>
        <table:table-row table:number-rows-repeated="1048355" table:style-name="ro1">
          <table:table-cell table:number-columns-repeated="16384"/>
        </table:table-row>
      </table:table>
      <table:database-ranges>
        <table:database-range table:target-range-address="_8大類自付差額特材新56類功能分類說明.A1:_8大類自付差額特材新56類功能分類說明.F62"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styles>
    <number:number-style style:name="N0">
      <number:number number:min-integer-digits="1"/>
    </number:number-style>
    <number:number-style style:name="N48P0">
      <number:number number:decimal-places="0" number:min-integer-digits="1" number:grouping="true">
        <number:embedded-text number:position="0"> </number:embedded-text>
      </number:number>
    </number:number-style>
    <number:number-style style:name="N48">
      <style:text-properties fo:color="#FF0000"/>
      <number:text>(</number:text>
      <number:number number:decimal-places="0" number:min-integer-digits="1" number:grouping="true">
        <number:embedded-text number:position="0">)</number:embedded-text>
      </number:number>
      <style:map style:condition="value()&gt;=0" style:apply-style-name="N48P0"/>
    </number:number-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office:styles>
  <office:automatic-styles>
    <style:page-layout style:name="pm1">
      <style:page-layout-properties fo:margin-top="0.3in" fo:margin-bottom="0.3in" fo:margin-left="0.7in" fo:margin-right="0.7in" style:print-orientation="landscape" style:print-page-order="ttb" style:first-page-number="continue" style:scale-to="79%"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標楷體" style:font-name-asian="標楷體" style:font-name-complex="標楷體" fo:font-size="20pt" style:font-size-asian="20pt" style:font-size-complex="20pt" style:font-family-generic="script"/>
    </style:style>
    <style:style style:name="T2" style:family="text">
      <style:text-properties fo:color="#000000" style:font-name="標楷體" style:font-name-asian="標楷體" style:font-name-complex="標楷體" fo:font-size="12pt" style:font-size-asian="12pt" style:font-size-complex="12pt" style:font-family-generic="script"/>
    </style:style>
  </office:automatic-styles>
  <office:master-styles>
    <style:master-page style:name="mp1" style:page-layout-name="pm1">
      <style:header>
        <text:p><text:span text:style-name="T1"><text:s/></text:span><text:span text:style-name="T1">8類自付差額特材56類功能材質分類說明</text:span></text:p>
      </style:header>
      <style:header-left style:display="false"/>
      <style:footer>
        <text:p><text:span text:style-name="T2">第</text:span><text:span text:style-name="T2"> </text:span><text:span text:style-name="T2"><text:page-number>1</text:page-number></text:span><text:span text:style-name="T2"><text:s/></text:span><text:span text:style-name="T2">頁，共</text:span><text:span text:style-name="T2"> </text:span><text:span text:style-name="T2"><text:page-count>99</text:page-count></text:span><text:span text:style-name="T2"><text:s/></text:span><text:span text:style-name="T2">頁</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64</meta:generator>
    <meta:initial-creator>郭乃文</meta:initial-creator>
    <dc:creator>郭乃文</dc:creator>
    <meta:creation-date>2020-06-05T04:07:07Z</meta:creation-date>
    <dc:date>2020-09-04T07:42:51Z</dc:date>
    <meta:print-date>2020-07-22T01:08:42Z</meta:print-date>
  </office:meta>
</office:document-meta>
</file>